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C4D1630B2F72AE42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 draw:fill-color="#729fcf"/>
      <style:paragraph-properties fo:margin-left="1in" fo:margin-right="0in" fo:text-align="center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24c99c" style:text-blinking="false" fo:background-color="transparent" style:font-size-asian="20pt" style:font-size-complex="20p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in" fo:margin-right="0in" fo:margin-top="0in" fo:margin-bottom="0.1965in" loext:contextual-spacing="false" fo:hyphenation-ladder-count="no-limit" fo:text-indent="0in" style:auto-text-indent="false" fo:background-color="transparent" style:writing-mode="lr-tb"/>
      <style:text-properties style:font-name="BrushType" fo:font-size="20pt" style:font-size-asian="20pt" style:font-size-complex="20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1in" fo:margin-right="0in" fo:margin-top="0in" fo:margin-bottom="0in" loext:contextual-spacing="false" fo:line-height="138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2b9a35" style:text-blinking="false" fo:background-color="transparent" style:font-size-asian="20pt" style:font-size-complex="20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1in" fo:margin-right="0in" fo:margin-top="0in" fo:margin-bottom="0in" loext:contextual-spacing="false" fo:line-height="138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30f2ab" style:text-blinking="false" fo:background-color="transparent" style:font-size-asian="20pt" style:font-size-complex="20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1in" fo:margin-right="0in" fo:hyphenation-ladder-count="no-limit" fo:text-indent="0in" style:auto-text-indent="false" fo:background-color="transparent" style:writing-mode="lr-tb"/>
      <style:text-properties style:font-name="BrushType" fo:font-size="20pt" style:font-size-asian="20pt" style:font-size-complex="20pt" fo:hyphenate="true" fo:hyphenation-remain-char-count="2" fo:hyphenation-push-char-count="2"/>
    </style:style>
    <style:style style:name="P7" style:family="paragraph" style:parent-style-name="Heading_20_2"/>
    <style:style style:name="T1" style:family="text">
      <style:text-properties style:text-position="0% 100%" fo:font-size="36pt" fo:font-style="italic" fo:font-weight="normal" officeooo:rsid="002b9a35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officeooo:rsid="0030f2ab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>ВВЕДЕНИЕ...............................................................4</text:p>
      <text:p text:style-name="P4">КАК ИГРАТЬ............................................................6</text:p>
      <text:p text:style-name="P4">ПЕРСОНАЖИ...........................................................17</text:p>
      <text:p text:style-name="P4">ПРИМЕРЫ ТРОФЕЕВ.............................................26</text:p>
      <text:p text:style-name="P5">ПРИМЕР ПРИКЛЮЧЕНИЯ: ЗУБ АГНАРА.............29</text:p>
      <text:p text:style-name="P4">ЛИСТ ПЕРСОНАЖА.................................................33</text:p>
      <text:p text:style-name="P4">НАБРОСКИ СЕТТИНГОВ............................................................в C<text:span text:style-name="T2">О</text:span>RE издании</text:p>
      <text:p text:style-name="P4">РАЗДЕЛ ДЛЯ МАСТЕРА............................................................в C<text:span text:style-name="T2">О</text:span>RE издании</text:p>
      <text:p text:style-name="P4">МОНСТРЫ..................................................................................в C<text:span text:style-name="T2">О</text:span>RE издании</text:p>
      <text:p text:style-name="P4">ПРИМЕРЫ ЗАДАНИЙ ДЛЯ КЛАССОВ.....................................в C<text:span text:style-name="T2">О</text:span>RE издании</text:p>
      <text:p text:style-name="P4">ПРИМЕРЫ ПРИКЛЮЧЕНИЙ....................................................в C<text:span text:style-name="T2">О</text:span>RE издании</text:p>
      <text:p text:style-name="P5">СЛУЧАЙНЫЕ ПЕРСОНАЖИ И ТАБЛИЦЫ МОНСТРОВ..........в C<text:span text:style-name="T2">О</text:span>RE издании</text:p>
      <text:p text:style-name="P4">ЭПИЧЕСКАЯ И ПРОКЛЯТАЯ ДОБЫЧА...................................в C<text:span text:style-name="T2">О</text:span>RE издании</text:p>
      <text:p text:style-name="P5">ЗАКЛИНАНИЯ............................................................................в C<text:span text:style-name="T2">О</text:span>RE издании</text:p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" draw:display-name="3" xlink:href="Pictures/10000201000004FB00000673C4D1630B2F72AE4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italic" fo:font-weight="normal" officeooo:rsid="002b9a35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4D1630B2F72AE42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СОДЕРЖА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4T00:24:32.341590583</dc:date>
    <meta:editing-duration>PT46M</meta:editing-duration>
    <meta:editing-cycles>10</meta:editing-cycles>
    <meta:generator>LibreOffice/6.1.0.3$Linux_X86_64 LibreOffice_project/10$Build-3</meta:generator>
    <meta:document-statistic meta:table-count="0" meta:image-count="2" meta:object-count="0" meta:page-count="1" meta:paragraph-count="16" meta:word-count="51" meta:character-count="1090" meta:non-whitespace-character-count="1048"/>
  </office:meta>
</office:document-meta>
</file>